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9faaa" officeooo:paragraph-rsid="0009faa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9faaa" officeooo:paragraph-rsid="0009faa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9faaa"/>
    </style:style>
    <style:style style:name="T1" style:family="text">
      <style:text-properties officeooo:rsid="0009faaa"/>
    </style:style>
    <style:style style:name="T2" style:family="text">
      <style:text-properties fo:font-size="12pt" fo:font-weight="bold" officeooo:rsid="0009faaa" style:font-size-asian="10.5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3</text:p>
      <text:p text:style-name="P1"/>
      <text:p text:style-name="P2">¿Qué tipo de vídeos son más efectivos para generar engagement? ¿Por qué?</text:p>
      <text:p text:style-name="P2"/>
      <text:p text:style-name="P3"><text:span text:style-name="T2">- Redes sociales: </text:span>Los videos cortos y dinámicos con tendencia viral funcionan mejor. Uso de subtítulos <text:span text:style-name="T1">y </text:span>música pegadiza en los primeros 3 segundos es clave para retener la atención. </text:p>
      <text:p text:style-name="P2"/>
      <text:p text:style-name="P3"><text:span text:style-name="T2">- Conectar con la audiencia: </text:span>Los videos tipo "detrás de cámaras", historias personales o testimonios generan confianza y empatía. </text:p>
      <text:p text:style-name="P2"/>
      <text:p text:style-name="P3"><text:span text:style-name="T2">- Destacar en innovación: </text:span>Videos con efectos visuales llamativos, interactividad o el uso de IA/realidad aumentada sorprenden al público. También los que presentan tendencias emergentes. </text:p>
      <text:p text:style-name="P2"/>
      <text:p text:style-name="P3"><text:span text:style-name="T2">- Aportar valor: </text:span>Los tutoriales, consejos rápidos, análisis de productos y contenido educativo posicionan a la marca como experta. Se prefieren videos explicativos breves y bien estructurados. </text:p>
      <text:p text:style-name="P2"/>
      <text:p text:style-name="P3"><text:span text:style-name="T2">- Vender más: </text:span>Videos con demostraciones de producto, casos de éxito o testimonios reales impulsan la conversió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2:34:49.834000000</meta:creation-date>
    <dc:date>2025-01-31T12:39:01.667000000</dc:date>
    <meta:editing-duration>PT4M12S</meta:editing-duration>
    <meta:editing-cycles>1</meta:editing-cycles>
    <meta:document-statistic meta:table-count="0" meta:image-count="0" meta:object-count="0" meta:page-count="1" meta:paragraph-count="7" meta:word-count="132" meta:character-count="890" meta:non-whitespace-character-count="760"/>
    <meta:generator>LibreOffice/7.6.1.2$Windows_X86_64 LibreOffice_project/f5defcebd022c5bc36bbb79be232cb6926d8f674</meta:generator>
  </office:meta>
</office:document-meta>
</file>